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egoe UI" svg:font-family="'Segoe UI', system-ui, 'Apple Color Emoji', 'Segoe UI Emoji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618b" officeooo:paragraph-rsid="0007618b"/>
    </style:style>
    <style:style style:name="P2" style:family="paragraph" style:parent-style-name="Standard">
      <style:text-properties officeooo:rsid="00094681" officeooo:paragraph-rsid="00094681"/>
    </style:style>
    <style:style style:name="P3" style:family="paragraph" style:parent-style-name="Standard">
      <style:text-properties officeooo:rsid="000bcce8" officeooo:paragraph-rsid="000bcce8"/>
    </style:style>
    <style:style style:name="P4" style:family="paragraph" style:parent-style-name="Standard">
      <style:text-properties officeooo:paragraph-rsid="000bcce8"/>
    </style:style>
    <style:style style:name="P5" style:family="paragraph" style:parent-style-name="Standard">
      <style:text-properties officeooo:rsid="000d9578" officeooo:paragraph-rsid="000d9578"/>
    </style:style>
    <style:style style:name="P6" style:family="paragraph" style:parent-style-name="Standard">
      <style:text-properties officeooo:rsid="000e72b8" officeooo:paragraph-rsid="000e72b8"/>
    </style:style>
    <style:style style:name="P7" style:family="paragraph" style:parent-style-name="Standard">
      <style:text-properties officeooo:rsid="000fd9c7" officeooo:paragraph-rsid="000fd9c7"/>
    </style:style>
    <style:style style:name="P8" style:family="paragraph" style:parent-style-name="Standard">
      <style:text-properties officeooo:rsid="00117d22" officeooo:paragraph-rsid="00117d22"/>
    </style:style>
    <style:style style:name="P9" style:family="paragraph" style:parent-style-name="Standard">
      <style:text-properties officeooo:rsid="00141c0d" officeooo:paragraph-rsid="00141c0d"/>
    </style:style>
    <style:style style:name="P10" style:family="paragraph" style:parent-style-name="Standard">
      <style:text-properties officeooo:rsid="0015aca6" officeooo:paragraph-rsid="0015aca6"/>
    </style:style>
    <style:style style:name="P11" style:family="paragraph" style:parent-style-name="Standard">
      <style:text-properties officeooo:rsid="0015f758" officeooo:paragraph-rsid="0015f758"/>
    </style:style>
    <style:style style:name="P12" style:family="paragraph" style:parent-style-name="Standard">
      <style:text-properties officeooo:rsid="001756b3" officeooo:paragraph-rsid="001756b3"/>
    </style:style>
    <style:style style:name="P13" style:family="paragraph" style:parent-style-name="Standard">
      <style:text-properties officeooo:rsid="001756b3" officeooo:paragraph-rsid="001b59a4"/>
    </style:style>
    <style:style style:name="P14" style:family="paragraph" style:parent-style-name="Standard">
      <style:text-properties officeooo:rsid="0018adeb" officeooo:paragraph-rsid="0018adeb"/>
    </style:style>
    <style:style style:name="P15" style:family="paragraph" style:parent-style-name="Standard">
      <style:text-properties officeooo:rsid="001b59a4" officeooo:paragraph-rsid="001b59a4"/>
    </style:style>
    <style:style style:name="P16" style:family="paragraph" style:parent-style-name="Standard">
      <style:text-properties officeooo:rsid="001f437a" officeooo:paragraph-rsid="001f437a"/>
    </style:style>
    <style:style style:name="P17" style:family="paragraph" style:parent-style-name="Standard">
      <style:text-properties officeooo:rsid="0020d67c" officeooo:paragraph-rsid="0020d67c"/>
    </style:style>
    <style:style style:name="P18" style:family="paragraph" style:parent-style-name="Standard">
      <style:paragraph-properties fo:break-before="page"/>
      <style:text-properties officeooo:rsid="001756b3" officeooo:paragraph-rsid="001b59a4"/>
    </style:style>
    <style:style style:name="P19" style:family="paragraph" style:parent-style-name="Standard">
      <style:text-properties officeooo:rsid="002179b1" officeooo:paragraph-rsid="002179b1"/>
    </style:style>
    <style:style style:name="P20" style:family="paragraph" style:parent-style-name="Standard">
      <style:text-properties officeooo:rsid="0021f872" officeooo:paragraph-rsid="0021f872"/>
    </style:style>
    <style:style style:name="P21" style:family="paragraph" style:parent-style-name="Standard">
      <style:text-properties officeooo:rsid="001756b3" officeooo:paragraph-rsid="0018adeb"/>
    </style:style>
    <style:style style:name="P22" style:family="paragraph" style:parent-style-name="Standard">
      <style:text-properties officeooo:rsid="0022b7e5" officeooo:paragraph-rsid="0022b7e5"/>
    </style:style>
    <style:style style:name="P23" style:family="paragraph" style:parent-style-name="Standard">
      <style:text-properties officeooo:rsid="0022d0af" officeooo:paragraph-rsid="0022d0af"/>
    </style:style>
    <style:style style:name="P24" style:family="paragraph" style:parent-style-name="Standard">
      <style:text-properties officeooo:rsid="002404cf" officeooo:paragraph-rsid="002404cf"/>
    </style:style>
    <style:style style:name="P25" style:family="paragraph" style:parent-style-name="Standard">
      <style:text-properties officeooo:rsid="00240f43" officeooo:paragraph-rsid="00240f43"/>
    </style:style>
    <style:style style:name="T1" style:family="text">
      <style:text-properties officeooo:rsid="00094681"/>
    </style:style>
    <style:style style:name="T2" style:family="text">
      <style:text-properties officeooo:rsid="000abea9"/>
    </style:style>
    <style:style style:name="T3" style:family="text">
      <style:text-properties officeooo:rsid="001310f5"/>
    </style:style>
    <style:style style:name="T4" style:family="text">
      <style:text-properties officeooo:rsid="001c8c27"/>
    </style:style>
    <style:style style:name="T5" style:family="text">
      <style:text-properties officeooo:rsid="00227753"/>
    </style:style>
    <style:style style:name="T6" style:family="text">
      <style:text-properties officeooo:rsid="00227b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est Report /</text:span> Testverslag <text:span text:style-name="T1">MyLibrary</text:span></text:p>
      <text:p text:style-name="P2">Tjitze de Boer</text:p>
      <text:p text:style-name="P2"/>
      <text:p text:style-name="P2"/>
      <text:p text:style-name="P8">The <text:span text:style-name="T3">initial</text:span> front end <text:span text:style-name="T3">mock up forms and its</text:span> colapsable navigation went without incident.</text:p>
      <text:p text:style-name="P8"/>
      <text:p text:style-name="P8">Aside from some misssing brackets I don’t remember any major faults with register login and logout</text:p>
      <text:p text:style-name="P2"/>
      <text:p text:style-name="P2"/>
      <text:p text:style-name="P6">Just after making something with which one could change ones password I realized that it was unsafe, you only needed to know someones email. Tabe also commented on this and pointed me into a different direction. The normal way where you recieved an email with link a token which was stored in a temporary database entry when the email was send. The first thing the implimentation of this would require would be sending an email with PHP.</text:p>
      <text:p text:style-name="P2"/>
      <text:p text:style-name="P9">First test of the improved password reset I forgot to add the relative path to the resource files.</text:p>
      <text:p text:style-name="P9"/>
      <text:p text:style-name="P2"/>
      <text:p text:style-name="P2"/>
      <text:p text:style-name="P3">Using the PHP mail function</text:p>
      <text:p text:style-name="P3">While making the registration/login part I read somewhere that you could not send email from localhost and thus planned to develop/test this on either some hosting that I’ve already bought or some I got from school. But while talking to Tabe he told me that it was possible</text:p>
      <text:p text:style-name="P4"/>
      <text:p text:style-name="P5">Google security alert</text:p>
      <text:p text:style-name="P7">Yahoo account made</text:p>
      <text:p text:style-name="P3"/>
      <text:p text:style-name="P7">Even after changing all the relevant settings again the mail wasn’t send.</text:p>
      <text:p text:style-name="P7">I forgot to save the changes, after which it worked.</text:p>
      <text:p text:style-name="P7"/>
      <text:p text:style-name="P7"/>
      <text:p text:style-name="P10">While testing the Insert page there were some syntax errors.</text:p>
      <text:p text:style-name="P11">I have apperantly also misused try and catch after commenting them out the page actually showed.</text:p>
      <text:p text:style-name="P12">I thought I just had some problems with arrays when I asked Tabe for help but after a lot of searching there was an syntax error in an insert statement.</text:p>
      <text:p text:style-name="P12">The php documentation of move_uploaded_file mislead me.</text:p>
      <text:p text:style-name="P12"/>
      <text:p text:style-name="P15">While working on the js form validation</text:p>
      <text:p text:style-name="P9"/>
      <text:p text:style-name="P14"><text:span text:style-name="T5">The uploading of an image did not work untill I discovered that for soing so you need to set the </text:span><text:s/>“<text:span text:style-name="T5">e</text:span>nctype” <text:span text:style-name="T5">of the form.</text:span></text:p>
      <text:p text:style-name="P21"/>
      <text:p text:style-name="P18"/>
      <text:p text:style-name="P13"/>
      <text:p text:style-name="P15">While working on the js form validation I changed the <text:span text:style-name="T4">external</text:span> javascript but the changes did not appear to work even after refreshing. I even removed it and put it back in but only the pre changed script happened. <text:span text:style-name="T4">Commenting out the external js and changing the function in internal js I could make changes that showed. I then tried to change the name of the external js and including it again.</text:span></text:p>
      <text:p text:style-name="P16">This worked, once. When I changed the external js again the changes again didn’t show.</text:p>
      <text:p text:style-name="P17">A day later I tried again and now it works like normal the changes I make show.</text:p>
      <text:p text:style-name="P17"/>
      <text:p text:style-name="P17"/>
      <text:p text:style-name="P19">For the <text:span text:style-name="T6">testing of the</text:span> search/pagination I had to make a lot of entries into the database.</text:p>
      <text:p text:style-name="P19"/>
      <text:p text:style-name="P22">Solved a pagination issue where the links at the bottom to other pagination pages were the wrong numbers.</text:p>
      <text:p text:style-name="P19"/>
      <text:p text:style-name="P20">Solved a small bug with pagination where all but the first page said that a certain post variable was not set. Solved this by giving that post variable to a session variable if it wasn’t set already. And unset this variable on entering the search page.</text:p>
      <text:p text:style-name="P20"/>
      <text:p text:style-name="P23">The edit function and the replacing of the image worked the first time except that the shown image didn’t change, I forgot to also change the image name in the database. It works the right way now.</text:p>
      <text:p text:style-name="P23"/>
      <text:p text:style-name="P23"/>
      <text:p text:style-name="P24">The delete button worked the first time I tried it.</text:p>
      <text:p text:style-name="P24"/>
      <text:p text:style-name="P25">I just found that the colapsable navbar didn’t work on book.php, I forgot to include the JS required.</text:p>
      <text:p text:style-name="P25">Coppied those parts over and now it work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egoe UI" svg:font-family="'Segoe UI', system-ui, 'Apple Color Emoji', 'Segoe UI Emoji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1T10:44:25.537000000</meta:creation-date>
    <dc:date>2021-05-31T10:27:08.701000000</dc:date>
    <meta:editing-duration>P119DT46M35S</meta:editing-duration>
    <meta:editing-cycles>23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28" meta:word-count="566" meta:character-count="3154" meta:non-whitespace-character-count="2615"/>
  </office:meta>
</office:document-meta>
</file>